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text-properties style:font-name="Trebuchet MS" fo:font-size="18pt" fo:font-weight="bold" style:font-size-asian="18pt" style:font-weight-asian="bold" style:font-size-complex="18pt" style:font-weight-complex="bold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" style:family="paragraph" style:parent-style-name="Heading_20_1">
      <style:text-properties fo:font-size="18pt" style:font-size-asian="18pt" style:font-size-complex="18pt"/>
    </style:style>
    <style:style style:name="P7" style:family="paragraph" style:parent-style-name="Standard" style:master-page-name="Footnote">
      <style:paragraph-properties style:page-number="auto"/>
      <style:text-properties style:font-name="Trebuchet MS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text-properties style:font-name="Trebuchet MS" fo:font-size="13pt" fo:font-weight="bold" style:font-size-asian="13pt" style:font-weight-asian="bold" style:font-size-complex="13pt" style:font-weight-complex="bold"/>
    </style:style>
    <style:style style:name="P9" style:family="paragraph" style:parent-style-name="Standard">
      <style:text-properties style:font-name="Trebuchet MS" fo:font-size="18pt" fo:font-weight="bold" style:font-size-asian="18pt" style:font-weight-asian="bold" style:font-size-complex="18pt" style:font-weight-complex="bold"/>
    </style:style>
    <style:style style:name="P10" style:family="paragraph" style:parent-style-name="Text_20_body">
      <style:text-properties fo:font-size="18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middle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Instruction Manual </text:p>
      <text:p text:style-name="P1"><text:tab/><text:tab/><text:tab/><text:tab/> <text:s/>of Cosmogravity </text:p>
      <text:p text:style-name="P1"><text:tab/><text:tab/><text:tab/><text:tab/><text:tab/> <text:s/>application</text:p>
      <text:p text:style-name="P2"><text:tab/><text:tab/><text:tab/><text:tab/>Version 2017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7"/>
      <text:p text:style-name="P8"/>
      <text:p text:style-name="P8"/>
      <text:p text:style-name="P2"/>
      <text:p text:style-name="P2"/>
      <text:p text:style-name="P2"/>
      <text:p text:style-name="P2"/>
      <text:p text:style-name="P2"/>
      <text:table-of-content text:style-name="Sect1" text:name="Table des matières1">
        <text:table-of-content-source text:outline-level="10">
          <text:index-title-template text:style-name="Contents_20_Heading">Summary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ummary</text:p>
          </text:index-title>
          <text:p text:style-name="P3">1) Licence<text:tab/>3</text:p>
          <text:p text:style-name="P3">2) Navigation<text:tab/>3</text:p>
          <text:p text:style-name="P4"><text:s text:c="7"/>a) Desktop<text:tab/>3</text:p>
          <text:p text:style-name="P4"><text:s text:c="7"/>b) Mobile<text:tab/>3</text:p>
          <text:p text:style-name="P3">3) Universe<text:tab/>3</text:p>
          <text:p text:style-name="P4"><text:s/>a) Desktop<text:tab/>3</text:p>
          <text:p text:style-name="P5"><text:s text:c="2"/>i) Simulation<text:tab/>3</text:p>
          <text:p text:style-name="P5"><text:s text:c="2"/>ii) Parameters<text:tab/>3</text:p>
          <text:p text:style-name="P5"><text:s text:c="2"/>iii) Adjunct computation<text:tab/>3</text:p>
          <text:p text:style-name="P4"><text:s/>b) Mobile<text:tab/>3</text:p>
          <text:p text:style-name="P5"><text:s text:c="2"/>i) Simulation<text:tab/>3</text:p>
          <text:p text:style-name="P3">4) Trajectories<text:tab/>3</text:p>
          <text:p text:style-name="P4"><text:s/>a) Desktop<text:tab/>4</text:p>
          <text:p text:style-name="P4"><text:s/>b) Mobile<text:tab/>4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" text:outline-level="1"><text:soft-page-break/></text:h>
      <text:h text:style-name="P6" text:outline-level="1">1) Licence</text:h>
      <text:p text:style-name="P10"><text:tab/>This application is under licence</text:p>
      <text:h text:style-name="Heading_20_1" text:outline-level="1">2) Navigation</text:h>
      <text:h text:style-name="Heading_20_2" text:outline-level="2"><text:s text:c="7"/>a) Desktop</text:h>
      <text:p text:style-name="Text_20_body">La navigation se fait à l'aide du menu présent en haut de chaque page</text:p>
      <text:p text:style-name="Text_20_body"><draw:frame draw:style-name="fr1" draw:name="images1" text:anchor-type="as-char" svg:width="14.499cm" svg:height="5.528cm" draw:z-index="0"><draw:image xlink:href="http://i.imgur.com/ag5tufS.png" xlink:type="simple" xlink:show="embed" xlink:actuate="onLoad"/></draw:frame> </text:p>
      <text:h text:style-name="Heading_20_2" text:outline-level="2"><text:s text:c="7"/>b) Mobile</text:h>
      <text:p text:style-name="Text_20_body">Le menu mobile est le suivant :</text:p>
      <text:p text:style-name="Text_20_body"><draw:frame draw:style-name="fr1" draw:name="images2" text:anchor-type="as-char" svg:width="16.88cm" svg:height="1.429cm" draw:z-index="1"><draw:image xlink:href="http://i.imgur.com/Lm3EtWo.png" xlink:type="simple" xlink:show="embed" xlink:actuate="onLoad"/></draw:frame></text:p>
      <text:p text:style-name="Text_20_body">En cliquant sur l'icone à droite, on déroule le menu :</text:p>
      <text:p text:style-name="Text_20_body"><text:s/><text:soft-page-break/><draw:frame draw:style-name="fr2" draw:name="images3" text:anchor-type="as-char" svg:width="14.342cm" svg:height="9.913cm" draw:z-index="2"><draw:image xlink:href="http://i.imgur.com/j1jVFYw.png" xlink:type="simple" xlink:show="embed" xlink:actuate="onLoad"/></draw:frame> </text:p>
      <text:h text:style-name="Heading_20_1" text:outline-level="1">3) Universe</text:h>
      <text:h text:style-name="Heading_20_2" text:outline-level="2"><text:tab/>a) Desktop</text:h>
      <text:h text:style-name="Heading_20_3" text:outline-level="3"><text:tab/><text:tab/>i) Simulation</text:h>
      <text:h text:style-name="Heading_20_3" text:outline-level="3"><text:tab/><text:tab/>ii) Parameters</text:h>
      <text:h text:style-name="Heading_20_3" text:outline-level="3"><text:tab/><text:tab/>iii) Adjunct computation</text:h>
      <text:h text:style-name="Heading_20_2" text:outline-level="2"><text:tab/>b) Mobile</text:h>
      <text:h text:style-name="Heading_20_3" text:outline-level="3"><text:tab/><text:tab/>i) Simulation</text:h>
      <text:p text:style-name="P2"/>
      <text:h text:style-name="Heading_20_1" text:outline-level="1">4) Trajectories</text:h>
      <text:p text:style-name="P2"/>
      <text:h text:style-name="Heading_20_2" text:outline-level="2"><text:tab/>a) Desktop</text:h>
      <text:h text:style-name="Heading_20_2" text:outline-level="2"><text:tab/>b) Mobile</text:h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age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Cosmogravity 2017<text:tab/><text:tab/>Instruction Manual</text:p>
      </style:header>
      <style:footer>
        <text:p text:style-name="Footer"><text:tab/><text:tab/><text:span text:style-name="MT1"><text:page-number text:select-page="current">2</text:page-number></text:span></text:p>
      </style:footer>
    </style:master-page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yliss d</meta:initial-creator>
    <meta:creation-date>2017-04-13T16:59:14.75</meta:creation-date>
    <dc:date>2017-04-27T23:40:31.61</dc:date>
    <dc:creator>hyliss d</dc:creator>
    <meta:editing-duration>PT1H8M24S</meta:editing-duration>
    <meta:editing-cycles>17</meta:editing-cycles>
    <meta:generator>OpenOffice/4.1.3$Win32 OpenOffice.org_project/413m1$Build-9783</meta:generator>
    <meta:printed-by>hyliss d</meta:printed-by>
    <meta:print-date>2017-04-13T18:11:05.63</meta:print-date>
    <meta:document-statistic meta:table-count="0" meta:image-count="3" meta:object-count="0" meta:page-count="6" meta:paragraph-count="44" meta:word-count="123" meta:character-count="747"/>
  </office:meta>
</office:document-meta>
</file>